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6mm"/>
    </style:style>
    <style:style style:name="co2" style:family="table-column">
      <style:table-column-properties fo:break-before="auto" style:column-width="52.2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Text Provenan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Borrowed informaly (relations)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Circulating libra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Contraband (illegal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Foun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Institution libra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Other librarie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wne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Private librar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ublic librar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Read in situ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eading group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School librar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Stole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Subscription librar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Unknow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gita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Borrowe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Bough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Fre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Hacked (illegal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nt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Unknow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User generated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Special vocabulary about Computer mediated communications will be issued next june.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Waiting for TEI consortium specifications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D21:Feuille1.D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11:54.271975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55:02.243711817</meta:creation-date>
    <dc:date>2016-01-29T16:13:46.944427470</dc:date>
    <meta:editing-duration>PT7M51S</meta:editing-duration>
    <meta:editing-cycles>2</meta:editing-cycles>
    <meta:generator>LibreOffice/4.4.6.3$Linux_X86_64 LibreOffice_project/40m0$Build-3</meta:generator>
    <meta:document-statistic meta:table-count="1" meta:cell-count="51" meta:object-count="0"/>
  </office:meta>
</office:document-meta>
</file>